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6736in" svg:y="0.2272in">
            <draw:object draw:notify-on-update-of-ranges="Sheet1.A2:Sheet1.A30 Sheet1.B2:Sheet1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5.84" calcext:value-type="float">
            <text:p>5.84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5.64" calcext:value-type="float">
            <text:p>5.6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.16" calcext:value-type="float">
            <text:p>5.1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58" calcext:value-type="float">
            <text:p>4.5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.64" calcext:value-type="float">
            <text:p>3.6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08" calcext:value-type="float">
            <text:p>5.0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14" calcext:value-type="float">
            <text:p>3.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6" calcext:value-type="float">
            <text:p>2.06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.504" calcext:value-type="float">
            <text:p>0.504</text:p>
          </table:table-cell>
          <table:table-cell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0.192" calcext:value-type="float">
            <text:p>0.192</text:p>
          </table:table-cell>
          <table:table-cell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0.166" calcext:value-type="float">
            <text:p>0.166</text:p>
          </table:table-cell>
          <table:table-cell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0.444" calcext:value-type="float">
            <text:p>0.444</text:p>
          </table:table-cell>
          <table:table-cell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1.86" calcext:value-type="float">
            <text:p>1.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la" number:country="VA">€</number:currency-symbol>
      <number:text> </number:text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1:36:50.8631564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09:54:08.332994438</meta:creation-date>
    <dc:date>2025-12-02T10:50:05.464251361</dc:date>
    <meta:editing-duration>PT2M17S</meta:editing-duration>
    <meta:editing-cycles>1</meta:editing-cycles>
    <meta:generator>LibreOffice/25.2.7.2$Linux_X86_64 LibreOffice_project/520$Build-2</meta:generator>
    <meta:document-statistic meta:table-count="1" meta:cell-count="3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5cm" svg:y="4.201cm" style:legend-expansion="high" chart:style-name="ch2"/>
        <chart:plot-area chart:style-name="ch3" svg:x="0.32cm" svg:y="0.18cm" svg:width="13.095cm" svg:height="8.64cm">
          <chart:coordinate-region svg:x="0.569cm" svg:y="0.38cm" svg:width="12.55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0" chart:class="chart:scatter">
            <chart:domain table:cell-range-address="Sheet1.A2:Sheet1.A30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4">
                <text:p>53.4</text:p>
                <draw:g>
                  <svg:desc>Sheet1.A2:Sheet1.A30</svg:desc>
                </draw:g>
              </table:table-cell>
              <table:table-cell office:value-type="float" office:value="5.84">
                <text:p>5.84</text:p>
                <draw:g>
                  <svg:desc>Sheet1.B2:Sheet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4">
                <text:p>63.4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">
                <text:p>73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">
                <text:p>83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">
                <text:p>93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7">
                <text:p>-17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7">
                <text:p>-27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7">
                <text:p>-37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7">
                <text:p>-47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7">
                <text:p>-5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7">
                <text:p>-67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